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4cm" svg:x="26.295cm" svg:y="3.48cm">
            <draw:object draw:notify-on-update-of-ranges="Sheet1.C2:Sheet1.C27 Sheet1.E1:Sheet1.E1 Sheet1.D2:Sheet1.D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Acesso</text:p>
          </table:table-cell>
          <table:table-cell table:number-columns-repeated="2"/>
          <table:table-cell office:value-type="string" calcext:value-type="string">
            <text:p>Distância de Pilha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09" calcext:value-type="float">
            <text:p>10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8T23:06:32.287509092</meta:creation-date>
    <dc:date>2023-05-08T23:23:04.370630506</dc:date>
    <meta:editing-duration>PT14M49S</meta:editing-duration>
    <meta:editing-cycles>3</meta:editing-cycles>
    <meta:generator>LibreOffice/7.3.7.2$Linux_X86_64 LibreOffice_project/30$Build-2</meta:generator>
    <meta:document-statistic meta:table-count="1" meta:cell-count="10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6.13cm" svg:y="0.316cm" chart:style-name="ch2">
          <text:p>Distância de Pilha</text:p>
        </chart:title>
        <chart:plot-area chart:style-name="ch3" table:cell-range-address="Sheet1.C2:Sheet1.D27 Sheet1.E1:Sheet1.E1" chart:data-source-has-labels="both" svg:x="1.33cm" svg:y="1.275cm" svg:width="14.349cm" svg:height="6.569cm">
          <chart:coordinate-region svg:x="2.137cm" svg:y="1.474cm" svg:width="13.542cm" svg:height="5.723cm"/>
          <chart:axis chart:dimension="x" chart:name="primary-x" chart:style-name="ch4" chartooo:axis-type="auto">
            <chartooo:date-scale/>
            <chart:title svg:x="7.137cm" svg:y="8.024cm" chart:style-name="ch5">
              <text:p>Distância de Pilha</text:p>
            </chart:title>
            <chart:categories table:cell-range-address="Sheet1.C2:Sheet1.C27"/>
          </chart:axis>
          <chart:axis chart:dimension="y" chart:name="primary-y" chart:style-name="ch6">
            <chart:title svg:x="0.451cm" svg:y="5.436cm" chart:style-name="ch7">
              <text:p>Frequência</text:p>
            </chart:title>
            <chart:grid chart:style-name="ch8" chart:class="major"/>
          </chart:axis>
          <chart:series chart:style-name="ch9" chart:values-cell-range-address="Sheet1.D2:Sheet1.D27" chart:label-cell-address="Sheet1.E1:Sheet1.E1" chart:class="chart:bar"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tância de Pilha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C2:Sheet1.C27</svg:desc>
                </draw:g>
              </table:table-cell>
              <table:table-cell office:value-type="float" office:value="25">
                <text:p>25</text:p>
                <draw:g>
                  <svg:desc>Sheet1.D2:Sheet1.D2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9">
                <text:p>1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